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size="14pt" fo:font-weight="bold" style:font-size-asian="14pt" style:font-weight-asian="bold" style:font-size-complex="14pt" style:font-weight-complex="bold"/>
    </style:style>
    <style:style style:name="P2" style:family="paragraph" style:parent-style-name="Standard">
      <style:paragraph-properties fo:line-height="200%"/>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ependencies</text:span> </text:p>
      <text:p text:style-name="P3"><text:tab/>This program is designed to run on mac or windows machine with Julia installed. You will also need Microsoft VS code installed with the Julia extension. Running from within VS code yields the best results. There is a Package install file that needs to be run prior to running the actual app to install packages that aren't built in The source file is on my git hub at <text:a xlink:type="simple" xlink:href="https://www.github.comT1M3L05T/Senior-project" text:style-name="Internet_20_link" text:visited-style-name="Visited_20_Internet_20_Link">https://www.github.comT1M3L05T/Senior-project</text:a>. By default multi-threading is not enabled in Julia. It is recommended to change your Julia environment to accommodate the multi-threading but not required.</text:p>
      <text:p text:style-name="P3"/>
      <text:p text:style-name="P1">Use </text:p>
      <text:p text:style-name="P2"><text:tab/>There are 4 main pages. Adding new chemistry molecules, Adding new micro-organisms, starting a simulation, and finally the results page. Unfortunately, there is no way to modify or delete previously saved elements. However, you can just name the object the exact same to overwrite previously saved ones. Finally, the results page will shows tables on the state of the experiments starting on the last “capture”. You can switch between captures that happened during the run. The Simulation currently only does about 3hr (real-time).</text:p>
      <text:p text:style-name="P2"/>
      <text:p text:style-name="P1">Administration and maintenance</text:p>
      <text:p text:style-name="P1"><text:tab/><text:span text:style-name="T2">As you add more chemistry elements to it the program will need to be updated with new chemical equations. As of now it only accounts for ammonium- ammonia equilibrium. If the program expands too much a Database may become much more needed. <text:s/>Also, as biology science advances the program will need to be updated as new discoveries are made. This program has a very long list of enhancements. Better visualization, Improved algorithms, and even expanding to 3-D.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ph Tanner</meta:initial-creator>
    <meta:creation-date>2023-04-28T21:24:35.44</meta:creation-date>
    <meta:document-statistic meta:table-count="0" meta:image-count="0" meta:object-count="0" meta:page-count="1" meta:paragraph-count="6" meta:word-count="257" meta:character-count="1614"/>
    <dc:date>2023-04-28T22:57:35.89</dc:date>
    <dc:creator>Joeph Tanner</dc:creator>
    <meta:editing-duration>PT13M31S</meta:editing-duration>
    <meta:editing-cycles>1</meta:editing-cycles>
    <meta:generator>OpenOffice/4.1.13$Win32 OpenOffice.org_project/4113m1$Build-9810</meta:generator>
  </office:meta>
</office:document-meta>
</file>